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5000000BBD4AE3A4984EF0CB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302cm" svg:y1="6.604cm" svg:x2="24.892cm" svg:y2="6.604cm">
          <text:p/>
        </draw:line>
        <draw:frame draw:style-name="gr2" draw:text-style-name="P2" draw:layer="layout" svg:width="4.572cm" svg:height="3.276cm" svg:x="1.016cm" svg:y="4.826cm">
          <draw:image xlink:href="Pictures/1000020100000105000000BBD4AE3A4984EF0CB8.png" xlink:type="simple" xlink:show="embed" xlink:actuate="onLoad">
            <text:p/>
          </draw:image>
        </draw:frame>
        <draw:frame draw:style-name="gr3" draw:text-style-name="P3" draw:layer="layout" svg:width="2.119cm" svg:height="1.673cm" svg:x="2.199cm" svg:y="8.61cm">
          <draw:text-box>
            <text:p text:style-name="P2"><text:span text:style-name="T1">h1</text:span></text:p>
            <text:p text:style-name="P2">Client</text:p>
          </draw:text-box>
        </draw:frame>
        <draw:frame draw:style-name="gr2" draw:text-style-name="P2" draw:layer="layout" svg:width="4.572cm" svg:height="3.276cm" svg:x="11.942cm" svg:y="4.826cm">
          <draw:image xlink:href="Pictures/1000020100000105000000BBD4AE3A4984EF0CB8.png" xlink:type="simple" xlink:show="embed" xlink:actuate="onLoad">
            <text:p/>
          </draw:image>
        </draw:frame>
        <draw:frame draw:style-name="gr3" draw:text-style-name="P3" draw:layer="layout" svg:width="2.123cm" svg:height="1.673cm" svg:x="13.125cm" svg:y="8.61cm">
          <draw:text-box>
            <text:p text:style-name="P2"><text:span text:style-name="T1">h2</text:span></text:p>
            <text:p text:style-name="P2">Proxy</text:p>
          </draw:text-box>
        </draw:frame>
        <draw:frame draw:style-name="gr2" draw:text-style-name="P2" draw:layer="layout" svg:width="4.572cm" svg:height="3.276cm" svg:x="22.316cm" svg:y="4.827cm">
          <draw:image xlink:href="Pictures/1000020100000105000000BBD4AE3A4984EF0CB8.png" xlink:type="simple" xlink:show="embed" xlink:actuate="onLoad">
            <text:p/>
          </draw:image>
        </draw:frame>
        <draw:frame draw:style-name="gr3" draw:text-style-name="P3" draw:layer="layout" svg:width="2.369cm" svg:height="1.673cm" svg:x="23.499cm" svg:y="8.611cm">
          <draw:text-box>
            <text:p text:style-name="P2"><text:span text:style-name="T1">h3</text:span></text:p>
            <text:p text:style-name="P2">Server</text:p>
          </draw:text-box>
        </draw:frame>
        <draw:frame draw:style-name="gr3" draw:text-style-name="P3" draw:layer="layout" svg:width="2.403cm" svg:height="0.962cm" svg:x="7.62cm" svg:y="5.334cm">
          <draw:text-box>
            <text:p>200ms</text:p>
          </draw:text-box>
        </draw:frame>
        <draw:frame draw:style-name="gr3" draw:text-style-name="P3" draw:layer="layout" svg:width="2.403cm" svg:height="0.962cm" svg:x="18.521cm" svg:y="5.334cm">
          <draw:text-box>
            <text:p>100ms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10:27:49.056476298</meta:creation-date>
    <dc:date>2018-08-22T10:44:04.127030069</dc:date>
    <meta:editing-duration>PT5M24S</meta:editing-duration>
    <meta:editing-cycles>1</meta:editing-cycles>
    <meta:document-statistic meta:object-count="32"/>
    <meta:generator>LibreOffice/6.0.4.2$Linux_X86_64 LibreOffice_project/00m0$Build-2</meta:generator>
  </office:meta>
</office:document-meta>
</file>